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d1897" officeooo:paragraph-rsid="001d189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1d1897" officeooo:paragraph-rsid="001d1897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style:text-underline-style="none" fo:font-weight="normal" officeooo:rsid="001d1897" officeooo:paragraph-rsid="001d1897" style:font-size-asian="15pt" style:font-weight-asian="normal" style:font-size-complex="15pt" style:font-weight-complex="normal"/>
    </style:style>
    <style:style style:name="P4" style:family="paragraph" style:parent-style-name="Standard">
      <style:text-properties style:font-name="Arial" style:text-underline-style="none" fo:font-weight="normal" officeooo:rsid="001d1897" officeooo:paragraph-rsid="001d1897" style:font-weight-asian="normal" style:font-weight-complex="normal"/>
    </style:style>
    <style:style style:name="P5" style:family="paragraph" style:parent-style-name="Standard">
      <style:text-properties style:font-name="Arial" style:text-underline-style="none" fo:font-weight="normal" officeooo:rsid="001dcd31" officeooo:paragraph-rsid="001dcd31" style:font-weight-asian="normal" style:font-weight-complex="normal"/>
    </style:style>
    <style:style style:name="P6" style:family="paragraph" style:parent-style-name="Standard">
      <style:text-properties style:font-name="Arial" style:text-underline-style="none" fo:font-weight="bold" officeooo:rsid="001d1897" officeooo:paragraph-rsid="001d1897" style:font-weight-asian="bold" style:font-weight-complex="bold"/>
    </style:style>
    <style:style style:name="P7" style:family="paragraph" style:parent-style-name="Standard">
      <style:text-properties style:font-name="Arial" style:text-underline-style="none" fo:font-weight="bold" officeooo:rsid="001dcd31" officeooo:paragraph-rsid="001dcd3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5pt" style:text-underline-style="none" fo:font-weight="normal" officeooo:rsid="001d1897" officeooo:paragraph-rsid="0021223c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5pt" style:text-underline-style="none" fo:font-weight="normal" officeooo:rsid="001d1897" officeooo:paragraph-rsid="001d1897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5pt" style:text-underline-style="none" fo:font-weight="normal" officeooo:rsid="0021223c" officeooo:paragraph-rsid="0021223c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5pt" style:text-underline-style="none" fo:font-weight="normal" officeooo:rsid="002253a5" officeooo:paragraph-rsid="002253a5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5pt" style:text-underline-style="none" fo:font-weight="normal" officeooo:rsid="002253a5" officeooo:paragraph-rsid="002253a5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5pt" style:text-underline-style="none" fo:font-weight="bold" officeooo:rsid="0021223c" officeooo:paragraph-rsid="0021223c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5pt" style:text-underline-style="none" fo:font-weight="bold" officeooo:rsid="002253a5" officeooo:paragraph-rsid="002253a5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5pt" style:text-underline-style="none" fo:font-weight="bold" officeooo:rsid="0022c88e" officeooo:paragraph-rsid="0022c88e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1d1897" officeooo:paragraph-rsid="0021223c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1d1897" officeooo:paragraph-rsid="002253a5" style:font-size-asian="15pt" style:font-weight-asian="bold" style:font-size-complex="15pt" style:font-weight-complex="bold"/>
    </style:style>
    <style:style style:name="T1" style:family="text">
      <style:text-properties officeooo:rsid="0021223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88e" style:font-weight-asian="normal" style:font-weight-complex="normal"/>
    </style:style>
    <style:style style:name="T4" style:family="text">
      <style:text-properties fo:font-weight="normal" officeooo:rsid="002312b9" style:font-weight-asian="normal" style:font-weight-complex="normal"/>
    </style:style>
    <style:style style:name="T5" style:family="text">
      <style:text-properties officeooo:rsid="002253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ARTADO A</text:p>
      <text:p text:style-name="P3">Trabajador por cuenta propia/ajena</text:p>
      <text:p text:style-name="P9"/>
      <text:p text:style-name="P1">1.-</text:p>
      <text:p text:style-name="P1">a)</text:p>
      <text:p text:style-name="P4">Está a disgusto con el jefe y con la empresa.</text:p>
      <text:p text:style-name="P4">Tiene motivos para salir de esa empresa, pero no son los mejores motivos para emprender en una empresa propia (a priori).</text:p>
      <text:p text:style-name="P4"/>
      <text:p text:style-name="P6">b)</text:p>
      <text:p text:style-name="P4">Solo con la información del enunciado yo diría que su empresa no saldrá adelante aunque sepamos que tiene 5 años de experiencia (mínimo) en el sector.</text:p>
      <text:p text:style-name="P4"/>
      <text:p text:style-name="P4">Estar a disgusto con tu jefe y querer tener vacaciones cuando tú creas mejor no es la mejor motivación emprendedora.</text:p>
      <text:p text:style-name="P4"/>
      <text:p text:style-name="P6">2.-</text:p>
      <text:p text:style-name="P6">a)</text:p>
      <text:p text:style-name="P5">Sus motivos son que siente que puede hacer y dar más de sí misma, se ve como líder de la gestoría.</text:p>
      <text:p text:style-name="P5">Se le ve con motivación, por supuesto, además de que le hace ilusión (que no es lo único que importa) y está dispuesta a “sacrificarse durante una temporada”, ella sabe que no será fácil pero está dispuesta a correr ese riesgo y afrontarlo.</text:p>
      <text:p text:style-name="P5"/>
      <text:p text:style-name="P7">b)</text:p>
      <text:p text:style-name="P5">Yo pienso que le podría ir bien, tenemos que recordar que solo con ilusión no podemos sacar adelante una empresa, porque puedes estar muy animado al principio y que después esas ganas se vayan.</text:p>
      <text:p text:style-name="P5"/>
      <text:p text:style-name="P5">Pero dice una cosa que para mi es bastante importante y es que está dispuesta a sacrificarse, sumado a que ella misma se ve con capacidades podrían ser los mejores ingredientes para montar una empresa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<text:soft-page-break/>APARTADO <text:span text:style-name="T1">B</text:span></text:p>
      <text:p text:style-name="P11">Requisitos y teorías del empresario</text:p>
      <text:p text:style-name="P8"/>
      <text:p text:style-name="P13">3.-</text:p>
      <text:p text:style-name="P10">Inma se ve que tiene cualidades de empresaria, tiene ganas, está dispuesta a utilizar sus ahorros, tiene experiencia con el papeleo, pero a lo mejor lo que le falta es una “Elena” una compañera en la que se pueda apoyar y tenga también experiencia.</text:p>
      <text:p text:style-name="P10"/>
      <text:p text:style-name="P10">Por el contrario Elena tiene bastante claro que le gustaría seguir teniendo un sueldo fijo y que no se embarcaría en una aventura así.</text:p>
      <text:p text:style-name="P10"/>
      <text:p text:style-name="P13">4.-</text:p>
      <text:p text:style-name="P10"/>
      <text:p text:style-name="P13">5.-</text:p>
      <text:p text:style-name="P13"><text:span text:style-name="T2"/></text:p>
      <text:p text:style-name="P17">APARTADO <text:span text:style-name="T5">C</text:span></text:p>
      <text:p text:style-name="P11">El emprendedor</text:p>
      <text:p text:style-name="P12"/>
      <text:p text:style-name="P14">6.-</text:p>
      <text:p text:style-name="P14"><text:span text:style-name="T2"/></text:p>
      <text:p text:style-name="P14">7.-</text:p>
      <text:p text:style-name="P12"/>
      <text:p text:style-name="P17">APARTADO <text:span text:style-name="T5">D</text:span></text:p>
      <text:p text:style-name="P11">La idea de negocio</text:p>
      <text:p text:style-name="P12"/>
      <text:p text:style-name="P14">8.-</text:p>
      <text:p text:style-name="P14">a)</text:p>
      <text:p text:style-name="P14"><text:span text:style-name="T2">Está claro que su idea viene de los desfiles a los que siempre acude, </text:span><text:span text:style-name="T3">siempre tiene una fuente de inspiración.</text:span></text:p>
      <text:p text:style-name="P14"><text:span text:style-name="T3"/></text:p>
      <text:p text:style-name="P15">b)</text:p>
      <text:p text:style-name="P15"><text:span text:style-name="T2">Ha observado que hay un servicio sin cubrir en su pueblo </text:span><text:span text:style-name="T4">y que tanto como ella como sus vecinos se tienen que trasladar 5km, su idea viene de cubrir una necesid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8:11:33.705000000</meta:creation-date>
    <dc:date>2019-09-25T17:31:18.255000000</dc:date>
    <meta:editing-duration>PT5M35S</meta:editing-duration>
    <meta:editing-cycles>2</meta:editing-cycles>
    <meta:generator>LibreOffice/5.1.2.2$Windows_x86 LibreOffice_project/d3bf12ecb743fc0d20e0be0c58ca359301eb705f</meta:generator>
    <meta:document-statistic meta:table-count="0" meta:image-count="0" meta:object-count="0" meta:page-count="2" meta:paragraph-count="34" meta:word-count="366" meta:character-count="1996" meta:non-whitespace-character-count="1664"/>
  </office:meta>
</office:document-meta>
</file>